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textarea-vertical-align="middle"/>
    </style:style>
    <style:style style:name="co1" style:family="table-column">
      <style:table-column-properties style:column-width="2.952cm" style:use-optimal-column-width="false"/>
    </style:style>
    <style:style style:name="co2" style:family="table-column">
      <style:table-column-properties style:column-width="4.134cm" style:use-optimal-column-width="false"/>
    </style:style>
    <style:style style:name="co3" style:family="table-column">
      <style:table-column-properties style:column-width="4.008cm" style:use-optimal-column-width="false"/>
    </style:style>
    <style:style style:name="co4" style:family="table-column">
      <style:table-column-properties style:column-width="2.998cm" style:use-optimal-column-width="false"/>
    </style:style>
    <style:style style:name="co5" style:family="table-column">
      <style:table-column-properties style:column-width="4.599cm" style:use-optimal-column-width="false"/>
    </style:style>
    <style:style style:name="co6" style:family="table-column">
      <style:table-column-properties style:column-width="4.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18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48cm"/>
    </style:style>
    <style:style style:name="ro5" style:family="table-row">
      <style:table-row-properties style:row-height="1.296cm"/>
    </style:style>
    <style:style style:name="ro6" style:family="table-row">
      <style:table-row-properties style:row-height="1.298cm"/>
    </style:style>
    <style:style style:name="ro7" style:family="table-row">
      <style:table-row-properties style:row-height="1.297cm"/>
    </style:style>
    <style:style style:name="ro8" style:family="table-row">
      <style:table-row-properties style:row-height="1.083cm"/>
    </style:style>
    <style:style style:name="ro9" style:family="table-row">
      <style:table-row-properties style:row-height="1.438cm"/>
    </style:style>
    <style:style style:name="ro10" style:family="table-row">
      <style:table-row-properties style:row-height="1.437cm"/>
    </style:style>
    <style:style style:name="ro11" style:family="table-row">
      <style:table-row-properties style:row-height="1.434cm"/>
    </style:style>
    <style:style style:name="ce1" style:family="table-cell">
      <style:text-properties fo:color="#ffffff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xml:id="id5" draw:id="id5" draw:layer="layout" svg:width="2.951cm" svg:height="3.887cm" svg:x="2.34cm" svg:y="2.678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Users</text:span></text:p>
              </table:table-cell>
            </table:table-row>
            <table:table-row table:style-name="ro1">
              <table:table-cell table:style-name="bw2">
                <text:p>id</text:p>
              </table:table-cell>
            </table:table-row>
            <table:table-row table:style-name="ro1">
              <table:table-cell table:style-name="bw1">
                <text:p>fio</text:p>
              </table:table-cell>
            </table:table-row>
            <table:table-row table:style-name="ro1">
              <table:table-cell table:style-name="bw2">
                <text:p>t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4.133cm" svg:height="4.859cm" svg:x="11.324cm" svg:y="6.293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">Computer</text:span></text:p>
              </table:table-cell>
            </table:table-row>
            <table:table-row table:style-name="ro1">
              <table:table-cell table:style-name="bw2">
                <text:p>id</text:p>
              </table:table-cell>
            </table:table-row>
            <table:table-row table:style-name="ro1">
              <table:table-cell table:style-name="bw1">
                <text:p>nsName</text:p>
              </table:table-cell>
            </table:table-row>
            <table:table-row table:style-name="ro1">
              <table:table-cell table:style-name="bw2">
                <text:p>ip</text:p>
              </table:table-cell>
            </table:table-row>
            <table:table-row table:style-name="ro1">
              <table:table-cell table:style-name="bw1">
                <text:p>division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4.007cm" svg:height="4.471cm" svg:x="22.374cm" svg:y="2.682cm">
          <table:table table:template-name="bw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1"><text:span text:style-name="T1">Software</text:span></text:p>
              </table:table-cell>
            </table:table-row>
            <table:table-row table:style-name="ro2">
              <table:table-cell table:style-name="bw2">
                <text:p>id</text:p>
              </table:table-cell>
            </table:table-row>
            <table:table-row table:style-name="ro2">
              <table:table-cell table:style-name="bw1">
                <text:p>name</text:p>
              </table:table-cell>
            </table:table-row>
            <table:table-row table:style-name="ro2">
              <table:table-cell table:style-name="bw2">
                <text:p>versio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2.997cm" svg:height="3.741cm" svg:x="6.767cm" svg:y="2.787cm">
          <table:table table:template-name="bw" table:use-first-row-styles="true" table:use-banding-rows-styles="true">
            <table:table-column table:style-name="co4"/>
            <table:table-row table:style-name="ro3">
              <table:table-cell table:style-name="ce1">
                <text:p text:style-name="P1"><text:span text:style-name="T1">Division</text:span></text:p>
              </table:table-cell>
            </table:table-row>
            <table:table-row table:style-name="ro3">
              <table:table-cell table:style-name="bw2">
                <text:p>id</text:p>
              </table:table-cell>
            </table:table-row>
            <table:table-row table:style-name="ro4">
              <table:table-cell table:style-name="bw1">
                <text:p>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" draw:id="id2" draw:layer="layout" svg:width="4.598cm" svg:height="6.482cm" svg:x="18.034cm" svg:y="9.005cm">
          <table:table table:template-name="bw" table:use-first-row-styles="true" table:use-banding-rows-styles="true">
            <table:table-column table:style-name="co5"/>
            <table:table-row table:style-name="ro5">
              <table:table-cell table:style-name="ce1">
                <text:p text:style-name="P1"><text:span text:style-name="T1">Install</text:span></text:p>
              </table:table-cell>
            </table:table-row>
            <table:table-row table:style-name="ro5">
              <table:table-cell table:style-name="bw2">
                <text:p>id</text:p>
              </table:table-cell>
            </table:table-row>
            <table:table-row table:style-name="ro5">
              <table:table-cell table:style-name="bw1">
                <text:p>computerID</text:p>
              </table:table-cell>
            </table:table-row>
            <table:table-row table:style-name="ro6">
              <table:table-cell table:style-name="bw2">
                <text:p>softwareID</text:p>
              </table:table-cell>
            </table:table-row>
            <table:table-row table:style-name="ro7">
              <table:table-cell table:style-name="bw1">
                <text:p>version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2" draw:layer="layout" svg:x1="15.457cm" svg:y1="8.722cm" svg:x2="18.034cm" svg:y2="12.246cm" draw:start-shape="id1" draw:end-shape="id2" draw:end-glue-point="3" svg:d="M15457 8722h1289v3524h1288" svg:viewBox="0 0 2578 3525">
          <text:p/>
        </draw:connector>
        <draw:connector draw:style-name="gr1" draw:text-style-name="P2" draw:layer="layout" svg:x1="26.381cm" svg:y1="4.917cm" svg:x2="22.632cm" svg:y2="12.246cm" draw:start-shape="id3" draw:start-glue-point="1" draw:end-shape="id2" draw:end-glue-point="1" svg:d="M26381 4917h503v7329h-4252" svg:viewBox="0 0 4253 7330">
          <text:p/>
        </draw:connector>
        <draw:connector draw:style-name="gr1" draw:text-style-name="P2" draw:layer="layout" svg:x1="9.764cm" svg:y1="4.657cm" svg:x2="11.324cm" svg:y2="8.722cm" draw:start-shape="id4" draw:start-glue-point="1" draw:end-shape="id1" svg:d="M9764 4657h781v4065h779" svg:viewBox="0 0 1561 4066">
          <text:p/>
        </draw:connector>
        <draw:frame draw:style-name="standard" xml:id="id6" draw:id="id6" draw:layer="layout" svg:width="4.199cm" svg:height="5.391cm" svg:x="2.822cm" svg:y="11.026cm">
          <table:table table:template-name="bw" table:use-first-row-styles="true" table:use-banding-rows-styles="true">
            <table:table-column table:style-name="co6"/>
            <table:table-row table:style-name="ro8">
              <table:table-cell table:style-name="ce1">
                <text:p text:style-name="P1"><text:span text:style-name="T1">Distribution</text:span></text:p>
              </table:table-cell>
            </table:table-row>
            <table:table-row table:style-name="ro9">
              <table:table-cell table:style-name="bw2">
                <text:p>id</text:p>
              </table:table-cell>
            </table:table-row>
            <table:table-row table:style-name="ro10">
              <table:table-cell table:style-name="bw1">
                <text:p>computerID</text:p>
              </table:table-cell>
            </table:table-row>
            <table:table-row table:style-name="ro11">
              <table:table-cell table:style-name="bw2">
                <text:p>userID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2" draw:layer="layout" svg:x1="2.34cm" svg:y1="4.621cm" svg:x2="2.822cm" svg:y2="13.721cm" draw:start-shape="id5" draw:end-shape="id6" draw:end-glue-point="3" svg:d="M2340 4621h-502v9100h984" svg:viewBox="0 0 985 9101">
          <text:p/>
        </draw:connector>
        <draw:connector draw:style-name="gr1" draw:text-style-name="P2" draw:layer="layout" svg:x1="11.324cm" svg:y1="8.722cm" svg:x2="7.021cm" svg:y2="13.721cm" draw:start-shape="id1" draw:start-glue-point="3" draw:end-shape="id6" svg:d="M11324 8722h-2151v4999h-2152" svg:viewBox="0 0 4304 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afd095" draw:end-color="#00a933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2:45:51.448000000</meta:creation-date>
    <meta:editing-duration>PT14M38S</meta:editing-duration>
    <meta:editing-cycles>4</meta:editing-cycles>
    <meta:generator>LibreOffice/6.2.0.3$Windows_X86_64 LibreOffice_project/98c6a8a1c6c7b144ce3cc729e34964b47ce25d62</meta:generator>
    <dc:date>2019-02-22T13:22:26.947000000</dc:date>
    <meta:document-statistic meta:object-count="11"/>
  </office:meta>
</office:document-meta>
</file>